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7e0021" draw:fill-color="#ffffff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solid" svg:stroke-color="#808080" draw:fill="solid" draw:fill-color="#ffffff" draw:auto-grow-height="true" draw:auto-grow-width="false" fo:max-height="0cm" fo:min-height="8.511cm" draw:shadow="visible" draw:shadow-color="#cccccc"/>
    </style:style>
    <style:style style:name="gr6" style:family="graphic" style:parent-style-name="standard">
      <style:graphic-properties draw:stroke="solid" svg:stroke-color="#808080" draw:fill="solid" draw:fill-color="#ffffff" draw:auto-grow-height="true" draw:auto-grow-width="false" fo:max-height="0cm" fo:min-height="10.213cm" draw:shadow="visible" draw:shadow-color="#cccccc"/>
    </style:style>
    <style:style style:name="gr7" style:family="graphic" style:parent-style-name="standard">
      <style:graphic-properties draw:stroke="solid" svg:stroke-color="#808080" draw:fill="solid" draw:fill-color="#ffffff" draw:auto-grow-height="true" draw:auto-grow-width="false" fo:max-height="0cm" fo:min-height="7.777cm" draw:shadow="visible" draw:shadow-color="#cccccc"/>
    </style:style>
    <style:style style:name="gr8" style:family="graphic" style:parent-style-name="standard">
      <style:graphic-properties draw:stroke="solid" svg:stroke-color="#808080" draw:fill="solid" draw:fill-color="#ffffff" draw:auto-grow-height="true" draw:auto-grow-width="false" fo:max-height="0cm" fo:min-height="6.354cm" draw:shadow="visible" draw:shadow-color="#cccccc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93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2.864cm"/>
    </style:style>
    <style:style style:name="pr8" style:family="presentation" style:parent-style-name="Default-outline1">
      <style:graphic-properties fo:min-height="16.161cm"/>
    </style:style>
    <style:style style:name="P1" style:family="paragraph">
      <style:text-properties fo:color="#000080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9" style:family="paragraph">
      <style:text-properties fo:color="#007826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11" style:family="paragraph">
      <style:text-properties style:font-name="Bitstream Charter"/>
    </style:style>
    <style:style style:name="P12" style:family="paragraph">
      <loext:graphic-properties draw:fill="solid" draw:fill-color="#ffffff"/>
      <style:text-properties style:font-name="Bitstream Charter"/>
    </style:style>
    <style:style style:name="T1" style:family="text">
      <style:text-properties fo:color="#000080"/>
    </style:style>
    <style:style style:name="T2" style:family="text">
      <style:text-properties fo:color="#666666" fo:font-size="26pt" fo:background-color="transparent" style:font-size-asian="26pt" style:font-size-complex="26pt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808080"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99" style:font-name="Bitstream Charter" fo:font-size="20pt" style:font-size-asian="20pt" style:font-size-complex="20pt"/>
    </style:style>
    <style:style style:name="T9" style:family="text">
      <style:text-properties style:font-name="Bitstream Charter" fo:font-size="20pt" style:font-size-asian="20pt" style:font-size-complex="20pt"/>
    </style:style>
    <style:style style:name="T10" style:family="text"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7e0021" style:font-name="Bitstream Charter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800000" style:font-name="Bitstream Charter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</text:span><text:span text:style-name="T1">i</text:span><text:span text:style-name="T1">n</text:span><text:span text:style-name="T1">a</text:span><text:span text:style-name="T1">r</text:span><text:span text:style-name="T1">y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T</text:span><text:span text:style-name="T1">r</text:span><text:span text:style-name="T1">e</text:span><text:span text:style-name="T1">e</text:span><text:span text:style-name="T1">s</text:span></text:p>
          </draw:text-box>
        </draw:frame>
        <draw:frame presentation:style-name="pr2" draw:text-style-name="P2" draw:layer="layout" svg:width="25.199cm" svg:height="15.939cm" svg:x="1.4cm" svg:y="3.875cm" presentation:class="subtitle" presentation:user-transformed="true">
          <draw:text-box>
            <text:p/>
            <text:p/>
            <text:p/>
            <text:p/>
            <text:p/>
            <text:p>Rupesh Nasre. </text:p>
            <text:p><text:span text:style-name="T2"><text:a xlink:href="mailto:rupesh@iitm.ac.in" xlink:type="simple">rupesh@iitm.ac.in</text:a></text:span><text:span text:style-name="T2"> </text:span></text:p>
            <text:p><text:span text:style-name="T3"/></text:p>
            <text:p><text:span text:style-name="T4">W</text:span><text:span text:style-name="T4">e</text:span><text:span text:style-name="T4">b</text:span><text:span text:style-name="T4">: </text:span><text:span text:style-name="T4">~</text:span><text:span text:style-name="T4">r</text:span><text:span text:style-name="T4">u</text:span><text:span text:style-name="T4">p</text:span><text:span text:style-name="T4">e</text:span><text:span text:style-name="T4">s</text:span><text:span text:style-name="T4">h</text:span><text:span text:style-name="T4">/</text:span><text:span text:style-name="T4">t</text:span><text:span text:style-name="T4">e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/</text:span><text:span text:style-name="T4">p</text:span><text:span text:style-name="T4">d</text:span><text:span text:style-name="T4">s</text:span><text:span text:style-name="T4">/</text:span><text:span text:style-name="T4">s</text:span><text:span text:style-name="T4">p</text:span><text:span text:style-name="T4">w</text:span><text:span text:style-name="T4">2</text:span><text:span text:style-name="T4">0</text:span><text:span text:style-name="T4">1</text:span><text:span text:style-name="T4">9</text:span></text:p>
            <text:p><text:span text:style-name="T5"/></text:p>
            <text:p><text:span text:style-name="T5"/></text:p>
            <text:p><text:span text:style-name="T5"/></text:p>
            <text:p><text:span text:style-name="T6">S</text:span><text:span text:style-name="T6">u</text:span><text:span text:style-name="T6">m</text:span><text:span text:style-name="T6">m</text:span><text:span text:style-name="T6">e</text:span><text:span text:style-name="T6">r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s </text:span><text:span text:style-name="T6">a</text:span><text:span text:style-name="T6">n</text:span><text:span text:style-name="T6">d </text:span><text:span text:style-name="T6">W</text:span><text:span text:style-name="T6">o</text:span><text:span text:style-name="T6">r</text:span><text:span text:style-name="T6">k</text:span><text:span text:style-name="T6">s</text:span><text:span text:style-name="T6">h</text:span><text:span text:style-name="T6">o</text:span><text:span text:style-name="T6">p</text:span></text:p>
            <text:p><text:span text:style-name="T6">J</text:span><text:span text:style-name="T6">u</text:span><text:span text:style-name="T6">n</text:span><text:span text:style-name="T6">e </text:span><text:span text:style-name="T6">2</text:span><text:span text:style-name="T6">0</text:span><text:span text:style-name="T6">1</text:span><text:span text:style-name="T6">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A BST is a binary tree.</text:p>
              </text:list-item>
              <text:list-item>
                <text:p text:style-name="P3">If it is non-empty, the value at the root is larger than any value in the left-subtree, and</text:p>
              </text:list-item>
              <text:list-item>
                <text:p text:style-name="P3">the value at the root is smaller than any value in the right-subtree.</text:p>
              </text:list-item>
              <text:list-item>
                <text:p xml:id="id14" text:id="id14" text:style-name="P3">The left and the right subtrees are BSTs.</text:p>
              </text:list-item>
              <text:list-item>
                <text:p xml:id="id30" text:id="id30" text:style-name="P3">Assumption: All values are unique.</text:p>
                <text:p text:style-name="P3"/>
              </text:list-item>
            </text:list>
          </draw:text-box>
        </draw:frame>
        <draw:custom-shape draw:style-name="gr2" draw:text-style-name="P5" xml:id="id16" draw:id="id16" draw:layer="layout" svg:width="1.016cm" svg:height="1.016cm" svg:x="24.178cm" svg:y="13.64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7" draw:id="id17" draw:layer="layout" svg:width="1.016cm" svg:height="1.016cm" svg:x="23.416cm" svg:y="15.31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18" draw:id="id18" draw:layer="layout" svg:x1="24.74cm" svg:y1="14.657cm" svg:x2="25.502cm" svg:y2="15.283cm">
          <text:p/>
        </draw:line>
        <draw:custom-shape draw:style-name="gr2" draw:text-style-name="P5" xml:id="id19" draw:id="id19" draw:layer="layout" svg:width="1.016cm" svg:height="1.016cm" svg:x="24.887cm" svg:y="15.28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20" draw:id="id20" draw:layer="layout" svg:x1="24.74cm" svg:y1="14.657cm" svg:x2="23.978cm" svg:y2="15.312cm">
          <text:p/>
        </draw:line>
        <draw:custom-shape draw:style-name="gr2" draw:text-style-name="P5" xml:id="id21" draw:id="id21" draw:layer="layout" svg:width="1.016cm" svg:height="1.016cm" svg:x="24.991cm" svg:y="11.98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2" draw:id="id22" draw:layer="layout" svg:width="1.016cm" svg:height="1.016cm" svg:x="24.306cm" svg:y="16.86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23" draw:id="id23" draw:layer="layout" svg:x1="25.476cm" svg:y1="16.31cm" svg:x2="26.238cm" svg:y2="16.936cm">
          <text:p/>
        </draw:line>
        <draw:custom-shape draw:style-name="gr2" draw:text-style-name="P5" xml:id="id24" draw:id="id24" draw:layer="layout" svg:width="1.016cm" svg:height="1.016cm" svg:x="25.623cm" svg:y="16.93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25" draw:id="id25" draw:layer="layout" svg:x1="25.553cm" svg:y1="13cm" svg:x2="24.791cm" svg:y2="13.655cm">
          <text:p/>
        </draw:line>
        <draw:line draw:style-name="gr3" draw:text-style-name="P6" xml:id="id26" draw:id="id26" draw:layer="layout" svg:x1="25.441cm" svg:y1="16.258cm" svg:x2="24.679cm" svg:y2="16.913cm">
          <text:p/>
        </draw:line>
        <draw:line draw:style-name="gr3" draw:text-style-name="P6" xml:id="id27" draw:id="id27" draw:layer="layout" svg:x1="25.525cm" svg:y1="12.971cm" svg:x2="26.287cm" svg:y2="13.597cm">
          <text:p/>
        </draw:line>
        <draw:custom-shape draw:style-name="gr2" draw:text-style-name="P5" xml:id="id28" draw:id="id28" draw:layer="layout" svg:width="1.016cm" svg:height="1.016cm" svg:x="25.772cm" svg:y="13.597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" draw:id="id1" draw:layer="layout" svg:width="1.016cm" svg:height="1.016cm" svg:x="19.996cm" svg:y="13.59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" draw:id="id2" draw:layer="layout" svg:width="1.016cm" svg:height="1.016cm" svg:x="19.234cm" svg:y="15.26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3" draw:id="id3" draw:layer="layout" svg:x1="20.558cm" svg:y1="14.611cm" svg:x2="21.32cm" svg:y2="15.237cm">
          <text:p/>
        </draw:line>
        <draw:custom-shape draw:style-name="gr2" draw:text-style-name="P5" xml:id="id4" draw:id="id4" draw:layer="layout" svg:width="1.016cm" svg:height="1.016cm" svg:x="20.705cm" svg:y="15.237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5" draw:id="id5" draw:layer="layout" svg:x1="20.558cm" svg:y1="14.611cm" svg:x2="19.796cm" svg:y2="15.266cm">
          <text:p/>
        </draw:line>
        <draw:custom-shape draw:style-name="gr2" draw:text-style-name="P5" xml:id="id6" draw:id="id6" draw:layer="layout" svg:width="1.016cm" svg:height="1.016cm" svg:x="20.809cm" svg:y="11.938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7" draw:id="id7" draw:layer="layout" svg:width="1.016cm" svg:height="1.016cm" svg:x="20.124cm" svg:y="16.818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8" draw:id="id8" draw:layer="layout" svg:x1="21.294cm" svg:y1="16.264cm" svg:x2="22.056cm" svg:y2="16.89cm">
          <text:p/>
        </draw:line>
        <draw:custom-shape draw:style-name="gr2" draw:text-style-name="P5" xml:id="id9" draw:id="id9" draw:layer="layout" svg:width="1.016cm" svg:height="1.016cm" svg:x="21.441cm" svg:y="16.89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xml:id="id10" draw:id="id10" draw:layer="layout" svg:x1="21.371cm" svg:y1="12.954cm" svg:x2="20.609cm" svg:y2="13.609cm">
          <text:p/>
        </draw:line>
        <draw:line draw:style-name="gr3" draw:text-style-name="P6" xml:id="id11" draw:id="id11" draw:layer="layout" svg:x1="21.259cm" svg:y1="16.212cm" svg:x2="20.497cm" svg:y2="16.867cm">
          <text:p/>
        </draw:line>
        <draw:line draw:style-name="gr3" draw:text-style-name="P6" xml:id="id12" draw:id="id12" draw:layer="layout" svg:x1="21.343cm" svg:y1="12.925cm" svg:x2="22.105cm" svg:y2="13.551cm">
          <text:p/>
        </draw:line>
        <draw:custom-shape draw:style-name="gr2" draw:text-style-name="P5" xml:id="id13" draw:id="id13" draw:layer="layout" svg:width="1.016cm" svg:height="1.016cm" svg:x="21.59cm" svg:y="13.551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3.556cm" svg:height="1.673cm" svg:x="19.304cm" svg:y="18.542cm">
          <draw:text-box>
            <text:p xml:id="id15" text:id="id15" text:style-name="P7"><text:span text:style-name="T7">N</text:span><text:span text:style-name="T7">o</text:span><text:span text:style-name="T7">t</text:span><text:span text:style-name="T7"> </text:span><text:span text:style-name="T7">a</text:span><text:span text:style-name="T7"> </text:span><text:span text:style-name="T7">B</text:span><text:span text:style-name="T7">S</text:span><text:span text:style-name="T7">T</text:span></text:p>
          </draw:text-box>
        </draw:frame>
        <draw:frame draw:style-name="gr4" draw:text-style-name="P10" draw:layer="layout" svg:width="3.556cm" svg:height="1.673cm" svg:x="24.404cm" svg:y="18.543cm">
          <draw:text-box>
            <text:p xml:id="id29" text:id="id29" text:style-name="P9">B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T Operations</text:p>
          </draw:text-box>
        </draw:frame>
        <draw:frame draw:style-name="gr5" draw:text-style-name="P12" draw:layer="layout" svg:width="16.002cm" svg:height="8.761cm" svg:x="5.656cm" svg:y="4.826cm">
          <draw:text-box draw:corner-radius="0.2cm">
            <text:p text:style-name="P11"><text:span text:style-name="T8">c</text:span><text:span text:style-name="T8">l</text:span><text:span text:style-name="T8">a</text:span><text:span text:style-name="T8">s</text:span><text:span text:style-name="T8">s</text:span><text:span text:style-name="T9"> </text:span><text:span text:style-name="T10">B</text:span><text:span text:style-name="T10">S</text:span><text:span text:style-name="T10">T</text:span><text:span text:style-name="T9"> </text:span><text:span text:style-name="T9">{</text:span></text:p>
            <text:p text:style-name="P11"><text:span text:style-name="T9"><text:tab/></text:span><text:span text:style-name="T9">.</text:span><text:span text:style-name="T9">.</text:span><text:span text:style-name="T9">.</text:span></text:p>
            <text:p text:style-name="P11"><text:span text:style-name="T8">p</text:span><text:span text:style-name="T8">u</text:span><text:span text:style-name="T8">b</text:span><text:span text:style-name="T8">l</text:span><text:span text:style-name="T8">i</text:span><text:span text:style-name="T8">c</text:span><text:span text:style-name="T9">:</text:span></text:p>
            <text:p text:style-name="P11"><text:span text:style-name="T9"><text:tab/></text:span><text:span text:style-name="T9">…</text:span></text:p>
            <text:p text:style-name="P11"><text:span text:style-name="T9"><text:tab/>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9">(</text:span><text:span text:style-name="T9">D</text:span><text:span text:style-name="T9">a</text:span><text:span text:style-name="T9">t</text:span><text:span text:style-name="T9">a</text:span><text:span text:style-name="T9">T</text:span><text:span text:style-name="T9">y</text:span><text:span text:style-name="T9">p</text:span><text:span text:style-name="T9">e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)</text:span><text:span text:style-name="T9">;</text:span></text:p>
            <text:p text:style-name="P11"><text:span text:style-name="T9"><text:tab/>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1">f</text:span><text:span text:style-name="T11">i</text:span><text:span text:style-name="T11">n</text:span><text:span text:style-name="T11">d</text:span><text:span text:style-name="T11">M</text:span><text:span text:style-name="T11">i</text:span><text:span text:style-name="T11">n</text:span><text:span text:style-name="T9">(</text:span><text:span text:style-name="T9">)</text:span><text:span text:style-name="T9">;</text:span></text:p>
            <text:p text:style-name="P11"><text:span text:style-name="T9"><text:tab/>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1">f</text:span><text:span text:style-name="T11">i</text:span><text:span text:style-name="T11">n</text:span><text:span text:style-name="T11">d</text:span><text:span text:style-name="T11">M</text:span><text:span text:style-name="T11">a</text:span><text:span text:style-name="T11">x</text:span><text:span text:style-name="T9">(</text:span><text:span text:style-name="T9">)</text:span><text:span text:style-name="T9">;</text:span></text:p>
            <text:p text:style-name="P11"><text:span text:style-name="T9"><text:tab/>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9">(</text:span><text:span text:style-name="T9">)</text:span><text:span text:style-name="T9">;</text:span></text:p>
            <text:p text:style-name="P11"><text:span text:style-name="T9"><text:tab/></text:span><text:span text:style-name="T8">v</text:span><text:span text:style-name="T8">o</text:span><text:span text:style-name="T8">i</text:span><text:span text:style-name="T8">d</text:span><text:span text:style-name="T9"> </text:span><text:span text:style-name="T11">r</text:span><text:span text:style-name="T11">e</text:span><text:span text:style-name="T11">m</text:span><text:span text:style-name="T11">o</text:span><text:span text:style-name="T11">v</text:span><text:span text:style-name="T11">e</text:span><text:span text:style-name="T9">(</text:span><text:span text:style-name="T9">)</text:span><text:span text:style-name="T9">;</text:span></text:p>
            <text:p text:style-name="P11"><text:span text:style-name="T9">}</text:span><text:span text:style-name="T9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</text:p>
          </draw:text-box>
        </draw:frame>
        <draw:custom-shape draw:style-name="gr2" draw:text-style-name="P5" draw:layer="layout" svg:width="1.016cm" svg:height="1.016cm" svg:x="23.368cm" svg:y="6.57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016cm" svg:height="1.016cm" svg:x="22.606cm" svg:y="8.2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3.93cm" svg:y1="7.587cm" svg:x2="24.692cm" svg:y2="8.213cm">
          <text:p/>
        </draw:line>
        <draw:custom-shape draw:style-name="gr2" draw:text-style-name="P5" draw:layer="layout" svg:width="1.016cm" svg:height="1.016cm" svg:x="24.077cm" svg:y="8.21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3.93cm" svg:y1="7.587cm" svg:x2="23.168cm" svg:y2="8.242cm">
          <text:p/>
        </draw:line>
        <draw:custom-shape draw:style-name="gr2" draw:text-style-name="P5" draw:layer="layout" svg:width="1.016cm" svg:height="1.016cm" svg:x="24.181cm" svg:y="4.91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016cm" svg:height="1.016cm" svg:x="23.496cm" svg:y="9.79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666cm" svg:y1="9.24cm" svg:x2="25.428cm" svg:y2="9.866cm">
          <text:p/>
        </draw:line>
        <draw:custom-shape draw:style-name="gr2" draw:text-style-name="P5" draw:layer="layout" svg:width="1.016cm" svg:height="1.016cm" svg:x="24.813cm" svg:y="9.86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743cm" svg:y1="5.93cm" svg:x2="23.981cm" svg:y2="6.585cm">
          <text:p/>
        </draw:line>
        <draw:line draw:style-name="gr3" draw:text-style-name="P6" draw:layer="layout" svg:x1="24.631cm" svg:y1="9.188cm" svg:x2="23.869cm" svg:y2="9.843cm">
          <text:p/>
        </draw:line>
        <draw:line draw:style-name="gr3" draw:text-style-name="P6" draw:layer="layout" svg:x1="24.715cm" svg:y1="5.901cm" svg:x2="25.477cm" svg:y2="6.527cm">
          <text:p/>
        </draw:line>
        <draw:custom-shape draw:style-name="gr2" draw:text-style-name="P5" draw:layer="layout" svg:width="1.016cm" svg:height="1.016cm" svg:x="24.962cm" svg:y="6.527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xml:id="id31" draw:id="id31" draw:layer="layout" svg:width="18.542cm" svg:height="10.463cm" svg:x="3.278cm" svg:y="4.927cm">
          <draw:text-box draw:corner-radius="0.2cm">
            <text:p text:style-name="P11"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9">(</text:span><text:span text:style-name="T9">D</text:span><text:span text:style-name="T9">a</text:span><text:span text:style-name="T9">t</text:span><text:span text:style-name="T9">a</text:span><text:span text:style-name="T9">T</text:span><text:span text:style-name="T9">y</text:span><text:span text:style-name="T9">p</text:span><text:span text:style-name="T9">e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) </text:span><text:span text:style-name="T9">{</text:span></text:p>
            <text:p text:style-name="P11"><text:span text:style-name="T9"><text:tab/>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9"> 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(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, </text:span><text:span text:style-name="T9">r</text:span><text:span text:style-name="T9">o</text:span><text:span text:style-name="T9">o</text:span><text:span text:style-name="T9">t</text:span><text:span text:style-name="T9">)</text:span><text:span text:style-name="T9">;</text:span></text:p>
            <text:p text:style-name="P11"><text:span text:style-name="T9">}</text:span></text:p>
            <text:p text:style-name="P11"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9">(</text:span><text:span text:style-name="T9">D</text:span><text:span text:style-name="T9">a</text:span><text:span text:style-name="T9">t</text:span><text:span text:style-name="T9">a</text:span><text:span text:style-name="T9">T</text:span><text:span text:style-name="T9">y</text:span><text:span text:style-name="T9">p</text:span><text:span text:style-name="T9">e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, 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9">r</text:span><text:span text:style-name="T9">r</text:span><text:span text:style-name="T9">) </text:span><text:span text:style-name="T9">{</text:span></text:p>
            <text:p text:style-name="P11"><text:span text:style-name="T9"><text:tab/></text:span><text:span text:style-name="T8">i</text:span><text:span text:style-name="T8">f</text:span><text:span text:style-name="T9"> </text:span><text:span text:style-name="T9">(</text:span><text:span text:style-name="T9">r</text:span><text:span text:style-name="T9">r</text:span><text:span text:style-name="T9">) </text:span><text:span text:style-name="T9">{</text:span></text:p>
            <text:p text:style-name="P11"><text:span text:style-name="T9"><text:tab/></text:span><text:span text:style-name="T9"><text:tab/></text:span><text:span text:style-name="T8">i</text:span><text:span text:style-name="T8">f</text:span><text:span text:style-name="T9"> </text:span><text:span text:style-name="T9">(</text:span><text:span text:style-name="T9">r</text:span><text:span text:style-name="T9">r</text:span><text:span text:style-name="T9">→</text:span><text:span text:style-name="T9">d</text:span><text:span text:style-name="T9">a</text:span><text:span text:style-name="T9">t</text:span><text:span text:style-name="T9">a</text:span><text:span text:style-name="T9"> </text:span><text:span text:style-name="T9">=</text:span><text:span text:style-name="T9">=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) 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9"> </text:span><text:span text:style-name="T9">r</text:span><text:span text:style-name="T9">r</text:span><text:span text:style-name="T9">;</text:span></text:p>
            <text:p text:style-name="P11"><text:span text:style-name="T9"><text:tab/></text:span><text:span text:style-name="T9"><text:tab/></text:span><text:span text:style-name="T8">i</text:span><text:span text:style-name="T8">f</text:span><text:span text:style-name="T9"> </text:span><text:span text:style-name="T9">(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 </text:span><text:span text:style-name="T9">&lt;</text:span><text:span text:style-name="T9"> </text:span><text:span text:style-name="T9">r</text:span><text:span text:style-name="T9">r</text:span><text:span text:style-name="T9">→</text:span><text:span text:style-name="T9">d</text:span><text:span text:style-name="T9">a</text:span><text:span text:style-name="T9">t</text:span><text:span text:style-name="T9">a</text:span><text:span text:style-name="T9">) </text:span></text:p>
            <text:p text:style-name="P11"><text:span text:style-name="T8"><text:tab/></text:span><text:span text:style-name="T8"><text:tab/></text:span><text:span text:style-name="T8"><text:tab/>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9"> 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9">(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, </text:span><text:span text:style-name="T9">r</text:span><text:span text:style-name="T9">r</text:span><text:span text:style-name="T9">→</text:span><text:span text:style-name="T9">l</text:span><text:span text:style-name="T9">e</text:span><text:span text:style-name="T9">f</text:span><text:span text:style-name="T9">t</text:span><text:span text:style-name="T9">)</text:span><text:span text:style-name="T9">;</text:span></text:p>
            <text:p text:style-name="P11"><text:span text:style-name="T9"><text:tab/></text:span><text:span text:style-name="T9"><text:tab/>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9"> 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9">(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, </text:span><text:span text:style-name="T9">r</text:span><text:span text:style-name="T9">r</text:span><text:span text:style-name="T9">→</text:span><text:span text:style-name="T9">r</text:span><text:span text:style-name="T9">i</text:span><text:span text:style-name="T9">g</text:span><text:span text:style-name="T9">h</text:span><text:span text:style-name="T9">t</text:span><text:span text:style-name="T9">)</text:span><text:span text:style-name="T9">; </text:span></text:p>
            <text:p text:style-name="P11"><text:span text:style-name="T9"><text:tab/></text:span><text:span text:style-name="T9">}</text:span></text:p>
            <text:p text:style-name="P11"><text:span text:style-name="T9"><text:tab/>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9"> </text:span><text:span text:style-name="T9">N</text:span><text:span text:style-name="T9">U</text:span><text:span text:style-name="T9">L</text:span><text:span text:style-name="T9">L</text:span><text:span text:style-name="T9">;</text:span></text:p>
            <text:p text:style-name="P11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Min</text:p>
          </draw:text-box>
        </draw:frame>
        <draw:custom-shape draw:style-name="gr2" draw:text-style-name="P5" draw:layer="layout" svg:width="1.016cm" svg:height="1.016cm" svg:x="23.368cm" svg:y="6.57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016cm" svg:height="1.016cm" svg:x="22.606cm" svg:y="8.2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3.93cm" svg:y1="7.587cm" svg:x2="24.692cm" svg:y2="8.213cm">
          <text:p/>
        </draw:line>
        <draw:custom-shape draw:style-name="gr2" draw:text-style-name="P5" draw:layer="layout" svg:width="1.016cm" svg:height="1.016cm" svg:x="24.077cm" svg:y="8.21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3.93cm" svg:y1="7.587cm" svg:x2="23.168cm" svg:y2="8.242cm">
          <text:p/>
        </draw:line>
        <draw:custom-shape draw:style-name="gr2" draw:text-style-name="P5" draw:layer="layout" svg:width="1.016cm" svg:height="1.016cm" svg:x="24.181cm" svg:y="4.91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016cm" svg:height="1.016cm" svg:x="23.496cm" svg:y="9.79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666cm" svg:y1="9.24cm" svg:x2="25.428cm" svg:y2="9.866cm">
          <text:p/>
        </draw:line>
        <draw:custom-shape draw:style-name="gr2" draw:text-style-name="P5" draw:layer="layout" svg:width="1.016cm" svg:height="1.016cm" svg:x="24.813cm" svg:y="9.86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743cm" svg:y1="5.93cm" svg:x2="23.981cm" svg:y2="6.585cm">
          <text:p/>
        </draw:line>
        <draw:line draw:style-name="gr3" draw:text-style-name="P6" draw:layer="layout" svg:x1="24.631cm" svg:y1="9.188cm" svg:x2="23.869cm" svg:y2="9.843cm">
          <text:p/>
        </draw:line>
        <draw:line draw:style-name="gr3" draw:text-style-name="P6" draw:layer="layout" svg:x1="24.715cm" svg:y1="5.901cm" svg:x2="25.477cm" svg:y2="6.527cm">
          <text:p/>
        </draw:line>
        <draw:custom-shape draw:style-name="gr2" draw:text-style-name="P5" draw:layer="layout" svg:width="1.016cm" svg:height="1.016cm" svg:x="24.962cm" svg:y="6.527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xml:id="id32" draw:id="id32" draw:layer="layout" svg:width="9.398cm" svg:height="8.027cm" svg:x="9.282cm" svg:y="3.702cm">
          <draw:text-box draw:corner-radius="0.2cm">
            <text:p text:style-name="P11"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9">f</text:span><text:span text:style-name="T9">i</text:span><text:span text:style-name="T9">n</text:span><text:span text:style-name="T9">d</text:span><text:span text:style-name="T9">M</text:span><text:span text:style-name="T9">i</text:span><text:span text:style-name="T9">n</text:span><text:span text:style-name="T9">(</text:span><text:span text:style-name="T9">) </text:span><text:span text:style-name="T9">{</text:span></text:p>
            <text:p text:style-name="P11"><text:span text:style-name="T9"><text:tab/></text:span><text:span text:style-name="T9">p</text:span><text:span text:style-name="T9">t</text:span><text:span text:style-name="T9">r </text:span><text:span text:style-name="T9">=</text:span><text:span text:style-name="T9"> </text:span><text:span text:style-name="T9">r</text:span><text:span text:style-name="T9">o</text:span><text:span text:style-name="T9">o</text:span><text:span text:style-name="T9">t</text:span><text:span text:style-name="T9">;</text:span></text:p>
            <text:p text:style-name="P11"><text:span text:style-name="T9"><text:tab/></text:span><text:span text:style-name="T9">i</text:span><text:span text:style-name="T9">f </text:span><text:span text:style-name="T9">(</text:span><text:span text:style-name="T9">p</text:span><text:span text:style-name="T9">t</text:span><text:span text:style-name="T9">r</text:span><text:span text:style-name="T9">) </text:span><text:span text:style-name="T9">{</text:span></text:p>
            <text:p text:style-name="P11"><text:span text:style-name="T9"><text:tab/></text:span><text:span text:style-name="T9"><text:tab/></text:span><text:span text:style-name="T9">w</text:span><text:span text:style-name="T9">h</text:span><text:span text:style-name="T9">i</text:span><text:span text:style-name="T9">l</text:span><text:span text:style-name="T9">e </text:span><text:span text:style-name="T9">(</text:span><text:span text:style-name="T9">p</text:span><text:span text:style-name="T9">t</text:span><text:span text:style-name="T9">r</text:span><text:span text:style-name="T9">→</text:span><text:span text:style-name="T9">l</text:span><text:span text:style-name="T9">e</text:span><text:span text:style-name="T9">f</text:span><text:span text:style-name="T9">t</text:span><text:span text:style-name="T9">) </text:span><text:span text:style-name="T9">{</text:span></text:p>
            <text:p text:style-name="P11"><text:span text:style-name="T9"><text:tab/></text:span><text:span text:style-name="T9"><text:tab/></text:span><text:span text:style-name="T9"><text:tab/></text:span><text:span text:style-name="T9">p</text:span><text:span text:style-name="T9">t</text:span><text:span text:style-name="T9">r </text:span><text:span text:style-name="T9">=</text:span><text:span text:style-name="T9"> </text:span><text:span text:style-name="T9">p</text:span><text:span text:style-name="T9">t</text:span><text:span text:style-name="T9">r</text:span><text:span text:style-name="T9">→</text:span><text:span text:style-name="T9">l</text:span><text:span text:style-name="T9">e</text:span><text:span text:style-name="T9">f</text:span><text:span text:style-name="T9">t</text:span><text:span text:style-name="T9">;</text:span></text:p>
            <text:p text:style-name="P11"><text:span text:style-name="T9"><text:tab/></text:span><text:span text:style-name="T9"><text:tab/></text:span><text:span text:style-name="T9">}</text:span></text:p>
            <text:p text:style-name="P11"><text:span text:style-name="T9"><text:tab/></text:span><text:span text:style-name="T9">}</text:span></text:p>
            <text:p text:style-name="P11"><text:span text:style-name="T9"><text:tab/></text:span><text:span text:style-name="T9">r</text:span><text:span text:style-name="T9">e</text:span><text:span text:style-name="T9">t</text:span><text:span text:style-name="T9">u</text:span><text:span text:style-name="T9">r</text:span><text:span text:style-name="T9">n</text:span><text:span text:style-name="T9"> </text:span><text:span text:style-name="T9">p</text:span><text:span text:style-name="T9">t</text:span><text:span text:style-name="T9">r</text:span><text:span text:style-name="T9">;</text:span></text:p>
            <text:p text:style-name="P11"><text:span text:style-name="T9">}</text:span></text:p>
          </draw:text-box>
        </draw:frame>
        <draw:frame draw:style-name="gr8" draw:text-style-name="P12" xml:id="id33" draw:id="id33" draw:layer="layout" svg:width="15.494cm" svg:height="6.604cm" svg:x="6.442cm" svg:y="12.584cm">
          <draw:text-box draw:corner-radius="0.2cm">
            <text:p text:style-name="P11"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9">f</text:span><text:span text:style-name="T9">i</text:span><text:span text:style-name="T9">n</text:span><text:span text:style-name="T9">d</text:span><text:span text:style-name="T9">M</text:span><text:span text:style-name="T9">i</text:span><text:span text:style-name="T9">n</text:span><text:span text:style-name="T9">(</text:span><text:span text:style-name="T9">P</text:span><text:span text:style-name="T9">t</text:span><text:span text:style-name="T9">r</text:span><text:span text:style-name="T9">T</text:span><text:span text:style-name="T9">o</text:span><text:span text:style-name="T9">N</text:span><text:span text:style-name="T9">o</text:span><text:span text:style-name="T9">d</text:span><text:span text:style-name="T9">e </text:span><text:span text:style-name="T9">p</text:span><text:span text:style-name="T9">t</text:span><text:span text:style-name="T9">r</text:span><text:span text:style-name="T9">) </text:span><text:span text:style-name="T9">{</text:span></text:p>
            <text:p text:style-name="P11"><text:span text:style-name="T9"><text:tab/></text:span><text:span text:style-name="T9">i</text:span><text:span text:style-name="T9">f </text:span><text:span text:style-name="T9">(</text:span><text:span text:style-name="T9">p</text:span><text:span text:style-name="T9">t</text:span><text:span text:style-name="T9">r</text:span><text:span text:style-name="T9">) </text:span><text:span text:style-name="T9">{</text:span></text:p>
            <text:p text:style-name="P11"><text:span text:style-name="T9"><text:tab/></text:span><text:span text:style-name="T9"><text:tab/></text:span><text:span text:style-name="T9">i</text:span><text:span text:style-name="T9">f </text:span><text:span text:style-name="T9">(</text:span><text:span text:style-name="T9">p</text:span><text:span text:style-name="T9">t</text:span><text:span text:style-name="T9">r</text:span><text:span text:style-name="T9">→</text:span><text:span text:style-name="T9">l</text:span><text:span text:style-name="T9">e</text:span><text:span text:style-name="T9">f</text:span><text:span text:style-name="T9">t</text:span><text:span text:style-name="T9">) </text:span></text:p>
            <text:p text:style-name="P11"><text:span text:style-name="T9"><text:tab/></text:span><text:span text:style-name="T9"><text:tab/></text:span><text:span text:style-name="T9"><text:tab/></text:span><text:span text:style-name="T9">r</text:span><text:span text:style-name="T9">e</text:span><text:span text:style-name="T9">t</text:span><text:span text:style-name="T9">u</text:span><text:span text:style-name="T9">r</text:span><text:span text:style-name="T9">n</text:span><text:span text:style-name="T9"> </text:span><text:span text:style-name="T9">f</text:span><text:span text:style-name="T9">i</text:span><text:span text:style-name="T9">n</text:span><text:span text:style-name="T9">d</text:span><text:span text:style-name="T9">M</text:span><text:span text:style-name="T9">i</text:span><text:span text:style-name="T9">n</text:span><text:span text:style-name="T9">(</text:span><text:span text:style-name="T9">p</text:span><text:span text:style-name="T9">t</text:span><text:span text:style-name="T9">r</text:span><text:span text:style-name="T9">→</text:span><text:span text:style-name="T9">l</text:span><text:span text:style-name="T9">e</text:span><text:span text:style-name="T9">f</text:span><text:span text:style-name="T9">t</text:span><text:span text:style-name="T9">)</text:span><text:span text:style-name="T9">;</text:span></text:p>
            <text:p text:style-name="P11"><text:span text:style-name="T9"><text:tab/></text:span><text:span text:style-name="T9">}</text:span></text:p>
            <text:p text:style-name="P11"><text:span text:style-name="T9"><text:tab/></text:span><text:span text:style-name="T9">r</text:span><text:span text:style-name="T9">e</text:span><text:span text:style-name="T9">t</text:span><text:span text:style-name="T9">u</text:span><text:span text:style-name="T9">r</text:span><text:span text:style-name="T9">n</text:span><text:span text:style-name="T9"> </text:span><text:span text:style-name="T9">p</text:span><text:span text:style-name="T9">t</text:span><text:span text:style-name="T9">r</text:span><text:span text:style-name="T9">;</text:span></text:p>
            <text:p text:style-name="P11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Questions?</text:p>
          </draw:text-box>
        </draw:frame>
        <draw:frame presentation:style-name="pr7" draw:layer="layout" svg:width="25.199cm" svg:height="12.864cm" svg:x="1.4cm" svg:y="4.914cm" presentation:class="outline" presentation:user-transformed="true">
          <draw:text-box>
            <text:list text:style-name="L2">
              <text:list-item>
                <text:p>What if a BST has duplicates?</text:p>
              </text:list-item>
              <text:list-item>
                <text:p>Can a BST node contain strings? Other types?</text:p>
              </text:list-item>
              <text:list-item>
                <text:p>Can I store more pointers in a n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8" draw:layer="layout" svg:width="25.199cm" svg:height="16.161cm" svg:x="1.4cm" svg:y="4.5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arning Outcomes</text:p>
          </draw:text-box>
        </draw:frame>
        <draw:frame presentation:style-name="pr5" draw:layer="layout" svg:width="26.032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9:11:28.01</meta:creation-date>
    <meta:editing-duration>P3DT1H1M51S</meta:editing-duration>
    <meta:editing-cycles>237</meta:editing-cycles>
    <dc:date>2019-06-12T23:09:46.291697660</dc:date>
    <meta:generator>LibreOffice/5.1.6.2$Linux_X86_64 LibreOffice_project/10m0$Build-2</meta:generator>
    <meta:print-date>2015-02-05T10:07:20</meta:print-date>
    <meta:document-statistic meta:object-count="108"/>
  </office:meta>
</office:document-meta>
</file>